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877a" officeooo:paragraph-rsid="0006877a"/>
    </style:style>
    <style:style style:name="P2" style:family="paragraph" style:parent-style-name="Standard">
      <style:text-properties officeooo:rsid="0008f6ed" officeooo:paragraph-rsid="0008f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Final - TCC</text:p>
      <text:p text:style-name="P2">ASDF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23:30:11.291193721</meta:creation-date>
    <dc:date>2021-12-20T23:31:20.396717280</dc:date>
    <meta:editing-duration>PT1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25" meta:non-whitespace-character-count="22"/>
  </office:meta>
</office:document-meta>
</file>